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0.499cm" style:auto-text-indent="false"/>
    </style:style>
    <style:style style:name="P2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language="ru" fo:country="RU"/>
    </style:style>
    <style:style style:name="P3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4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Text_20_body" style:list-style-name="L1">
      <style:paragraph-properties fo:text-align="justify" style:justify-single-word="false"/>
      <style:text-properties fo:language="ru" fo:country="RU"/>
    </style:style>
    <style:style style:name="P7" style:family="paragraph" style:parent-style-name="Text_20_body" style:list-style-name="L2">
      <style:paragraph-properties fo:text-align="justify" style:justify-single-word="false"/>
      <style:text-properties fo:language="ru" fo:country="RU"/>
    </style:style>
    <style:style style:name="P8" style:family="paragraph" style:parent-style-name="Text_20_body" style:list-style-name="L3">
      <style:text-properties fo:language="ru" fo:country="RU"/>
    </style:style>
    <style:style style:name="P9" style:family="paragraph" style:parent-style-name="Text_20_body" style:list-style-name="L3">
      <style:text-properties fo:language="ru" fo:country="RU" fo:background-color="#ffff00"/>
    </style:style>
    <style:style style:name="P10" style:family="paragraph" style:parent-style-name="Text_20_body" style:list-style-name="L2">
      <style:paragraph-properties fo:text-align="justify" style:justify-single-word="false" fo:background-color="#ffff00">
        <style:background-image/>
      </style:paragraph-properties>
      <style:text-properties fo:language="ru" fo:country="RU"/>
    </style:style>
    <style:style style:name="P11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en" fo:country="US" fo:font-style="normal" style:font-style-asian="normal" style:font-style-complex="normal"/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800000" fo:language="en" fo:country="US" fo:font-style="normal" style:font-style-asian="normal" style:font-style-complex="normal"/>
    </style:style>
    <style:style style:name="T1" style:family="text">
      <style:text-properties fo:language="en" fo:country="US"/>
    </style:style>
    <style:style style:name="T2" style:family="text">
      <style:text-properties fo:background-color="#ffff00" loext:char-shading-value="0"/>
    </style:style>
    <style:style style:name="T3" style:family="text">
      <style:text-properties fo:language="ru" fo:country="RU"/>
    </style:style>
    <style:style style:name="T4" style:family="text">
      <style:text-properties fo:color="#0000ff" fo:language="ru" fo:country="RU"/>
    </style:style>
    <style:style style:name="T5" style:family="text"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6" style:family="text">
      <style:text-properties style:use-window-font-color="true" fo:language="en" fo:country="US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7" style:family="text"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8" style:family="text"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9" style:family="text"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10" style:family="text">
      <style:text-properties fo:color="#6666ff" fo:language="ru" fo:country="RU"/>
    </style:style>
    <style:style style:name="T11" style:family="text">
      <style:text-properties fo:color="#6666ff" fo:font-style="italic" fo:font-weight="normal" style:font-style-asian="italic" style:font-weight-asian="normal" style:font-style-complex="italic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Страницы с красным: 2,5,<text:span text:style-name="T1">6,</text:span>7</text:p>
      <text:h text:style-name="Heading_20_2" text:outline-level="2"/>
      <text:p text:style-name="P1"><text:span text:style-name="T10">&lt;</text:span><text:span text:style-name="T10">В конце каждой главы (чтобы не спойлерить) - рисунок мозаики, отображающий суть главы.</text:span><text:span text:style-name="T10">&gt;</text:span></text:p>
      <text:p text:style-name="P1"><text:span text:style-name="T3">&lt;</text:span><text:span text:style-name="T4">Давать читать фанфик по главам. Сказать Ане, чтобы записывала свои догадки, возникающие по мере прочтения каждой главы</text:span><text:span text:style-name="T3">&gt;</text:span></text:p>
      <text:p text:style-name="P3">&lt;муз. темы: Терра - Майкл Джексон, Кантерлот - Марк Нофлер, Понивилль - Сеал и фан-музыка. Дэш — Милен Фармер)&gt;</text:p>
      <text:h text:style-name="Heading_20_2" text:outline-level="2">Глава X</text:h>
      <text:p text:style-name="Text_20_body">Дальнейшее сближение Анона с Дэш, пока «Громовержец» летит к замку Сестёр.</text:p>
      <text:p text:style-name="Text_20_body">Дэш выписывает пируэты в небе. Анон пытается зарисовать её (Дэш попросила его об этом — схематические рисунки пируэтов Дэш). Ещё Анон говорит Дэш, что их секс был ошибкой и что он завязывает с конеёбством. Они ссорятся.</text:p>
      <text:p text:style-name="P1"><text:span text:style-name="T6">&lt;</text:span><text:span text:style-name="T7">- Учти, я ни капельки не жалею о наших поебушках! </text:span><text:span text:style-name="T7">Это было круто! Хотя мне хочется большего.</text:span><text:span text:style-name="T7"> </text:span><text:span text:style-name="T7">Я</text:span><text:span text:style-name="T7"> до сих пор пахну тобой… и хочу пахнуть… Это неправильно, так ведь?</text:span></text:p>
      <text:p text:style-name="P1"><text:span text:style-name="T7">- </text:span><text:span text:style-name="T7">Наш секс был ошибкой. Я завязываю с конеебством!</text:span><text:span text:style-name="T6">&gt;</text:span></text:p>
      <text:p text:style-name="P1"><text:span text:style-name="T5">&lt;</text:span><text:span text:style-name="T7">И вообще, обзаведусь в конце-концов рогом и наставлю Селестиии рогов! </text:span><text:span text:style-name="T7">Или ещё лучше — найду способ стать аликорном и обзаведусь собственным рогом! Ведь тебя привлекает в Селестии рог, разве не так?</text:span><text:span text:style-name="T7">»</text:span><text:span text:style-name="T5">&gt;</text:span></text:p>
      <text:p text:style-name="P11">&lt;<text:span text:style-name="T3"> Пони — сельские жители и не любят больших городов. </text:span>&gt;</text:p>
      <text:p text:style-name="P11"/>
      <text:p text:style-name="P12"><text:span text:style-name="T3">«Королева Лорен» жалобно потрескивала, опираясь на табуретку. Дэш наблюдала за мной с крыши, положив голову на передние ноги.</text:span></text:p>
      <text:p text:style-name="P12"/>
      <text:h text:style-name="Heading_20_2" text:outline-level="2">Музыка</text:h>
      <text:p text:style-name="Text_20_body">1. Терра - <text:span text:style-name="T11">Electronics “Disappointed”/Gary Jules “Mad World”/Pink Floyd “Another Brick In The Wall”</text:span></text:p>
      <text:p text:style-name="P5">2. </text:p>
      <text:p text:style-name="Text_20_body"/>
      <text:h text:style-name="Heading_20_2" text:outline-level="2">Идеи</text:h>
      <text:list xml:id="list4285006507258219889" text:style-name="L1">
        <text:list-item>
          <text:p text:style-name="P6">Книги:</text:p>
        </text:list-item>
      </text:list>
      <text:list xml:id="list1744994581310093212" text:style-name="L2">
        <text:list-item>
          <text:p text:style-name="P7">«Великие грифоны прошлого» - из канона (5<text:span text:style-name="T1">s8e)</text:span></text:p>
        </text:list-item>
        <text:list-item>
          <text:p text:style-name="P7">«Высшие заклинания в повседневном использовании: от песчинки до дворца»</text:p>
        </text:list-item>
        <text:list-item>
          <text:p text:style-name="P10">«Малоизвестные аспекты магии трансформаций»</text:p>
        </text:list-item>
        <text:list-item>
          <text:p text:style-name="P7">«...как было сказано выше, заклинания трансформации — одни из самых сложных заклинаний, которые когда-либо применялись в Эквестрии. Они требуют не только великой магической силы и искусности заклинателя, но и глубокого понимания самой сути предмета, на который направлено воздействие и предмета, в который тот должен трансформироваться. Основная формула трансформационных заклинаний является общей для всех заклятий этого типа и служит для них своеобразным «фундаментом». Рассмотрим его подроб...»</text:p>
        </text:list-item>
        <text:list-item>
          <text:p text:style-name="P7">Дасти Вейфарер «Зебрианская культура, быт и фольклор»</text:p>
        </text:list-item>
        <text:list-item>
          <text:p text:style-name="P7"><text:soft-page-break/>«Краткая история Эквестрии»</text:p>
        </text:list-item>
        <text:list-item>
          <text:p text:style-name="P7">«Шедевры архитектуры Эквестрии» с разделом о Кантерлотском Королевском Дворце</text:p>
        </text:list-item>
        <text:list-item>
          <text:p text:style-name="P7">«Великие дела и великие чары». Страница 893: …</text:p>
        </text:list-item>
        <text:list-item>
          <text:p text:style-name="P7">«<text:span text:style-name="T2">Природа Проклятий</text:span>» - обмен</text:p>
        </text:list-item>
        <text:list-item>
          <text:p text:style-name="P7"><text:span text:style-name="T2">«Магия для Чайников»</text:span> - обмен</text:p>
        </text:list-item>
        <text:list-item>
          <text:p text:style-name="P7"><text:span text:style-name="T2">«Энциклопедия Арканум»</text:span> - обмен</text:p>
        </text:list-item>
        <text:list-item>
          <text:p text:style-name="P7">«О Гейсах» - обмен</text:p>
        </text:list-item>
        <text:list-item>
          <text:p text:style-name="P7">«<text:span text:style-name="T2">Тайны Тайных Наук</text:span>» - обмен</text:p>
        </text:list-item>
        <text:list-item>
          <text:p text:style-name="P10">«Основы Заклятий» - обмен</text:p>
        </text:list-item>
        <text:list-item>
          <text:p text:style-name="P7">«Мамочка, А Что Это Истекает Из Моего Рога? - Введение В Магию Для Маленьких Единорогов» - обмен</text:p>
        </text:list-item>
      </text:list>
      <text:p text:style-name="P2"/>
      <text:h text:style-name="Heading_20_2" text:outline-level="2">Факты об Эквестрии <text:span text:style-name="T3">(согласовать с вики)</text:span></text:h>
      <text:list xml:id="list5651534254911206326" text:style-name="L3">
        <text:list-item>
          <text:p text:style-name="P8">Эквестрия существует несколько тысячелетий. В Вечнодиком лесу расположены руины замка Принцесс. Недалеко от руин находится источник магии, из которого растёт дерево Гармонии — раньше оно охраняло Эквестрию от воздействия Вечнодикого леса. </text:p>
        </text:list-item>
        <text:list-item>
          <text:p text:style-name="P8">В Эквестрии существует диархия — соправление равных по статусу сестёр-правительниц. Когда принцессы не могут прийти к консенсусу, вопрос решается голосованием Собрания Знатных домов (Луна конфликтует со знатью Кантерлота).</text:p>
        </text:list-item>
        <text:list-item>
          <text:p text:style-name="P9">Селестия — переменчивая пони. В одно время не строгая, а в другое может быть такой, что страшно становится</text:p>
        </text:list-item>
        <text:list-item>
          <text:p text:style-name="P8">У Селестии были такие элементы гармонии: Магия, Доброта, Смех. У Луны — Верность, Честность, Щедрость. (ксенофазия)</text:p>
        </text:list-item>
        <text:list-item>
          <text:p text:style-name="P8">Эквус (в древности — Колыбель) — затерянный остров, располагающийся во внутреннем море континента Подпруга. По поверьям, прародина всего живого на свете. Величайшее сосредоточение магии. Недоступен (отталкивает) аликорнов.</text:p>
        </text:list-item>
        <text:list-item>
          <text:p text:style-name="P8">Около 820-ти лет назад будущий маг Лайтнинг Стар поступил на обучение к наставнику Тииспоту</text:p>
        </text:list-item>
        <text:list-item>
          <text:p text:style-name="P8">Кловермист — чародей-садовник — изобрела и использовала заклинание Роста (перенаправление магии заклинателя в растение для ускорения его роста. Есть риск сжечь растение, если влить слишком много энергии или влив её слишком резко/грубо)</text:p>
        </text:list-item>
        <text:list-item>
          <text:p text:style-name="P8">Единорог Аркон — специалист по чарах-иллюзиях («воздушные замки», фигуры в небе, мороки, мог принимать другой облик и размер, копировать себя)</text:p>
        </text:list-item>
        <text:list-item>
          <text:p text:style-name="P8">Ядосмех — магическая трава, растущая в Вечносвободном лесу и и в ещё одной провинции Эквестрии. Попавший под её воздействие единорог начинает колдовать против воли и действие цветка меняло чары.</text:p>
        </text:list-item>
        <text:list-item>
          <text:p text:style-name="P8">У Селестии грива и хвост развеваются и переливаются от магического шампуня</text:p>
        </text:list-item>
        <text:list-item>
          <text:p text:style-name="P8">Тело Селестии очень крепкое — может выдержать несколько тонн земли</text:p>
        </text:list-item>
        <text:list-item>
          <text:p text:style-name="P8">Дискорд намного старше принцесс, его магия сильнее ихней на голову</text:p>
        </text:list-item>
        <text:list-item>
          <text:p text:style-name="P8">Луна младше Селестии на 3 года. Сёстрам около 5000 лет. <text:span text:style-name="T2">По другим данным, Селестии около 2500 лет (Обмен).</text:span></text:p>
        </text:list-item>
        <text:list-item>
          <text:p text:style-name="P8">Принцессы начали войну с Дискордом в возрасте, когда им было около 700 лет — и продолжалась война почти сто лет</text:p>
        </text:list-item>
        <text:list-item>
          <text:p text:style-name="P8"><text:soft-page-break/>Самый главный враг сестёр и Дискорда — скука</text:p>
        </text:list-item>
        <text:list-item>
          <text:p text:style-name="P8">В Эквестрии на одного жеребца приходится четыре - пять кобыл</text:p>
        </text:list-item>
        <text:list-item>
          <text:p text:style-name="P8">Первые полторы тысячи лет Эквестрией правила Луна (тогда зародилась гармония — магия, технология, сельское хозяйство, промышленность)</text:p>
        </text:list-item>
        <text:list-item>
          <text:p text:style-name="P8">Селестия в первые полторы тысячи лет путешествовала — и заварила несколько войн (две — с Эквестрией, в одной была против Луны)</text:p>
        </text:list-item>
        <text:list-item>
          <text:p text:style-name="P8">Настоящий цвет гривы Селестии — клубнично-розовая. Радужный цвет гривы и хвоста поддерживается магией</text:p>
        </text:list-item>
        <text:list-item>
          <text:p text:style-name="P8">Кроме Дискорда, старше сестёр ещё старейшина драконов</text:p>
        </text:list-item>
        <text:list-item>
          <text:p text:style-name="P8">Кэйденс не прожила и 60-ти лет и является низкорожденной</text:p>
        </text:list-item>
        <text:list-item>
          <text:p text:style-name="P8">Драконы — единственные из разумных рас мира Эквестрии, которые могут иметь потомство от любого вида не прибегая к магии. И первым ребёнком всегда будет дракон (а все последующие — не драконами)</text:p>
        </text:list-item>
        <text:list-item>
          <text:p text:style-name="P8">Народ тихо фигел от нововведений и с ещё большим ожесточением продолжал делать по-своему</text:p>
        </text:list-item>
        <text:list-item>
          <text:p text:style-name="P8">У Кантерлота есть три отражения. В первом хранятся знания — книги, таблички, свитки, и т. д. Во втором — опасные и очень сильные артефакты и волшебные вещи. В третьем Селестия и Луна проводят магические эксперименты</text:p>
        </text:list-item>
        <text:list-item>
          <text:p text:style-name="P8">Пони не желают принимать новые изобретения и новый уклад жизни — потому средневековый быт соседствует с новейшими технологиями (которые, впрочем, не работают без магии)</text:p>
        </text:list-item>
        <text:list-item>
          <text:p text:style-name="P8">Когда пони женятся, они обмениваются ножными браслетами</text:p>
        </text:list-item>
        <text:list-item>
          <text:p text:style-name="P8">Светилами, кроме сестёр, могут управлять единороги (группы), Дискорд, Твайлайт и Старсвирл</text:p>
        </text:list-item>
        <text:list-item>
          <text:p text:style-name="P8">Королева Кризалис — правительница Зелёной Долины</text:p>
        </text:list-item>
        <text:list-item>
          <text:p text:style-name="P8">Мать Луны и Селестии — аликорн Лорен. Мать Дискорда — Алиса (пони-человек)</text:p>
        </text:list-item>
        <text:list-item>
          <text:p text:style-name="P8">Сомбра куда более могущественный маг, чем Старсвирл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1.118cm" fo:margin-bottom="0.965cm" fo:margin-left="0.94cm" fo:margin-right="1.14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 </meta:initial-creator>
    <meta:creation-date>2017-06-03T08:11:47.37</meta:creation-date>
    <dc:date>2017-06-07T00:32:18.95</dc:date>
    <meta:editing-duration>PT4H22M48S</meta:editing-duration>
    <meta:editing-cycles>19</meta:editing-cycles>
    <meta:generator>OpenOffice/4.1.1$Win32 OpenOffice.org_project/411m6$Build-9775</meta:generator>
    <dc:creator>макс </dc:creator>
    <meta:document-statistic meta:table-count="0" meta:image-count="0" meta:object-count="0" meta:page-count="3" meta:paragraph-count="63" meta:word-count="940" meta:character-count="6147"/>
  </office:meta>
</office:document-meta>
</file>